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189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CSM Trachemys</text:p>
          </table:table-cell>
          <table:table-cell table:number-columns-repeated="2"/>
          <table:table-cell office:value-type="string" calcext:value-type="string">
            <text:p>error code for missing landmarks = 99999</text:p>
          </table:table-cell>
        </table:table-row>
        <table:table-row table:style-name="ro1">
          <table:table-cell table:style-name="ce1" office:value-type="string" calcext:value-type="string">
            <text:p>Specimen</text:p>
          </table:table-cell>
          <table:table-cell table:style-name="ce1" office:value-type="string" calcext:value-type="string">
            <text:p>number in file</text:p>
          </table:table-cell>
          <table:table-cell/>
          <table:table-cell table:style-name="ce1" office:value-type="string" calcext:value-type="string">
            <text:p>Note:<text:span text:style-name="T1"> there are multiple photos of each specimen</text:span></text:p>
          </table:table-cell>
        </table:table-row>
        <table:table-row table:style-name="ro1">
          <table:table-cell office:value-type="float" office:value="20923" calcext:value-type="float">
            <text:p>209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482" calcext:value-type="float">
            <text:p>1448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893" calcext:value-type="float">
            <text:p>2089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786" calcext:value-type="float">
            <text:p>778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9991" calcext:value-type="float">
            <text:p>1999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1554" calcext:value-type="float">
            <text:p>2155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6734" calcext:value-type="float">
            <text:p>1673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671" calcext:value-type="float">
            <text:p>1667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6661" calcext:value-type="float">
            <text:p>1666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062" calcext:value-type="float">
            <text:p>1906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8013" calcext:value-type="float">
            <text:p>801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9187" calcext:value-type="float">
            <text:p>1918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0994" calcext:value-type="float">
            <text:p>2099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9954" calcext:value-type="float">
            <text:p>1995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4782" calcext:value-type="float">
            <text:p>1478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580" calcext:value-type="float">
            <text:p>1758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175" calcext:value-type="float">
            <text:p>1917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6453" calcext:value-type="float">
            <text:p>1645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1873" calcext:value-type="float">
            <text:p>1187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20255" calcext:value-type="float">
            <text:p>20255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878" calcext:value-type="float">
            <text:p>587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9269" calcext:value-type="float">
            <text:p>926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939" calcext:value-type="float">
            <text:p>1493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997" calcext:value-type="float">
            <text:p>20997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28599" calcext:value-type="float">
            <text:p>28599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26062" calcext:value-type="float">
            <text:p>2606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25194" calcext:value-type="float">
            <text:p>25194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25192" calcext:value-type="float">
            <text:p>25192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26504" calcext:value-type="float">
            <text:p>2650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28590" calcext:value-type="float">
            <text:p>28590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float" office:value="24285" calcext:value-type="float">
            <text:p>24285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4275" calcext:value-type="float">
            <text:p>2427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24276" calcext:value-type="float">
            <text:p>2427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24284" calcext:value-type="float">
            <text:p>24284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3879" calcext:value-type="float">
            <text:p>23879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21627" calcext:value-type="float">
            <text:p>2162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23211" calcext:value-type="float">
            <text:p>23211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25048" calcext:value-type="float">
            <text:p>25048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26318" calcext:value-type="float">
            <text:p>2631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23082" calcext:value-type="float">
            <text:p>2308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23883" calcext:value-type="float">
            <text:p>23883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2" office:value-type="float" office:value="13811" calcext:value-type="float">
            <text:p>138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te: this specimen is out of sequence in terms of photo file numbering; accidentally skipped it initially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3:Sheet1.B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 style:data-style-name="N2" text:time-value="23:47:41.083957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23:40:01.882840159</meta:creation-date>
    <dc:date>2016-01-03T23:57:41.469965640</dc:date>
    <meta:editing-duration>PT2H9M21S</meta:editing-duration>
    <meta:editing-cycles>23</meta:editing-cycles>
    <meta:generator>LibreOffice/4.2.8.2$Linux_X86_64 LibreOffice_project/420m0$Build-2</meta:generator>
    <meta:document-statistic meta:table-count="1" meta:cell-count="108" meta:object-count="0"/>
  </office:meta>
</office:document-meta>
</file>